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00000001EF14234F1552CD73DB.png" manifest:media-type="image/png"/>
  <manifest:file-entry manifest:full-path="Pictures/1000000100000180000000C06071098A9ABE522E.png" manifest:media-type="image/png"/>
  <manifest:file-entry manifest:full-path="Pictures/100000010000011D000000603EF1817091806E8C.png" manifest:media-type="image/png"/>
  <manifest:file-entry manifest:full-path="Pictures/10000001000001ED000001B6A7A36CF8068A1AAF.png" manifest:media-type="image/png"/>
  <manifest:file-entry manifest:full-path="Pictures/100000010000012E0000012ED7E2186796B3EE36.png" manifest:media-type="image/png"/>
  <manifest:file-entry manifest:full-path="Pictures/10000001000001000000010004CD14DD29C82C55.png" manifest:media-type="image/png"/>
  <manifest:file-entry manifest:full-path="Pictures/1000000100000140000001402196873249918166.png" manifest:media-type="image/png"/>
  <manifest:file-entry manifest:full-path="Pictures/100000010000014000000140981B9274F2D8FE72.png" manifest:media-type="image/png"/>
  <manifest:file-entry manifest:full-path="Pictures/1000000100000500000004551B8C160D32F22661.png" manifest:media-type="image/png"/>
  <manifest:file-entry manifest:full-path="Pictures/10000001000000D2000000C98873CCC3E30A7B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system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GentiumAlt" svg:font-family="GentiumAlt" style:font-pitch="variable"/>
    <style:font-face style:name="Lato Medium" svg:font-family="'Lato Mediu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Nerd Font" svg:font-family="'Ubuntu Nerd Font'" style:font-adornments="Medium" style:font-pitch="variable"/>
    <style:font-face style:name="Verdana" svg:font-family="Verdana" style:font-family-generic="swiss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0.755cm"/>
      <style:paragraph-properties style:writing-mode="lr-tb"/>
    </style:style>
    <style:style style:name="gr10" style:family="graphic" style:parent-style-name="standard">
      <style:graphic-properties draw:stroke="none" draw:fill="none" fo:min-height="0.82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999cm, 0cm, 0.996cm)" draw:image-opacity="100%" style:mirror="none"/>
    </style:style>
    <style:style style:name="gr12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none" draw:fill="none" fo:min-height="0.502cm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06cm, 0.874cm, 1.037cm, 0.939cm)" draw:image-opacity="100%" style:mirror="none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9.546cm, 2.509cm, 1.584cm, 0cm)" draw:image-opacity="100%" style:mirror="none"/>
    </style:style>
    <style:style style:name="gr36" style:family="graphic" style:parent-style-name="standard">
      <style:graphic-properties draw:stroke="none" draw:fill="none" fo:min-height="1.02cm"/>
      <style:paragraph-properties style:writing-mode="lr-tb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00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01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02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03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04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05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06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07" style:family="graphic" style:parent-style-name="standard">
      <style:graphic-properties svg:stroke-color="#000000" draw:marker-start="Arrowheads_20_11" draw:marker-end="Arrowheads_20_11" draw:textarea-vertical-align="middle"/>
    </style:style>
    <style:style style:name="P1" style:family="paragraph">
      <loext:graphic-properties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  <style:text-properties fo:font-style="normal"/>
    </style:style>
    <style:style style:name="P5" style:family="paragraph">
      <loext:graphic-properties draw:fill="none" draw:fill-color="#ffffff"/>
      <style:text-properties fo:font-style="normal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tyle="normal"/>
    </style:style>
    <style:style style:name="P8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7f7f7f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/>
      <style:paragraph-properties fo:text-align="center"/>
      <style:text-properties fo:font-style="italic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/>
      <style:text-properties fo:font-style="italic"/>
    </style:style>
    <style:style style:name="P21" style:family="paragraph">
      <style:paragraph-properties fo:text-align="center"/>
      <style:text-properties fo:font-style="italic"/>
    </style:style>
    <style:style style:name="T1" style:family="text">
      <style:text-properties fo:font-style="normal"/>
    </style:style>
    <style:style style:name="T2" style:family="text">
      <style:text-properties style:font-name="Liberation Mono" fo:font-size="15pt" fo:font-style="normal" style:font-size-asian="15pt" style:font-size-complex="15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g>
            <draw:polygon draw:style-name="gr1" draw:text-style-name="P1" draw:layer="layout" svg:width="1.933cm" svg:height="2.539cm" svg:x="1.922cm" svg:y="8.99cm" svg:viewBox="0 0 1934 2540" draw:points="0,1411 0,0 1330,776 1451,565 1934,846 1934,2540">
              <text:p/>
            </draw:polygon>
            <draw:polygon draw:style-name="gr2" draw:text-style-name="P2" draw:layer="layout" svg:width="2.175cm" svg:height="2.398cm" svg:x="1.68cm" svg:y="9.131cm" svg:viewBox="0 0 2176 2399" draw:points="242,1270 0,0 1934,1129 2176,2399">
              <text:p/>
            </draw:polygon>
            <draw:polygon draw:style-name="gr3" draw:text-style-name="P2" draw:layer="layout" svg:width="2.417cm" svg:height="2.187cm" svg:x="1.439cm" svg:y="9.342cm" svg:viewBox="0 0 2418 2188" draw:points="484,1059 0,0 1934,1129 2418,2188">
              <text:p/>
            </draw:polygon>
            <draw:polygon draw:style-name="gr4" draw:text-style-name="P1" draw:layer="layout" svg:width="2.538cm" svg:height="1.904cm" svg:x="1.317cm" svg:y="9.625cm" svg:viewBox="0 0 2539 1905" draw:points="605,776 0,0 1814,988 2539,1905">
              <text:p/>
            </draw:polygon>
            <draw:polygon draw:style-name="gr5" draw:text-style-name="P3" draw:layer="layout" svg:width="2.538cm" svg:height="2.539cm" svg:x="1.317cm" svg:y="8.99cm" svg:viewBox="0 0 2539 2540" draw:points="605,282 605,0 1934,776 2055,565 2539,846 2539,2540 605,1411 0,635 336,813 120,353 432,538 363,141">
              <text:p/>
            </draw:polygon>
          </draw:g>
          <draw:frame draw:style-name="gr6" draw:text-style-name="P5" draw:layer="layout" svg:width="2.229cm" svg:height="0.962cm" svg:x="1.473cm" svg:y="11.248cm">
            <draw:text-box>
              <text:p text:style-name="P4">PCAP</text:p>
            </draw:text-box>
          </draw:frame>
        </draw:g>
        <draw:g xml:id="id2" draw:id="id2">
          <draw:frame draw:style-name="gr7" draw:text-style-name="P6" draw:layer="layout" svg:width="2.515cm" svg:height="2.388cm" svg:x="5.575cm" svg:y="6.974cm">
            <draw:image xlink:href="Pictures/10000001000000D2000000C98873CCC3E30A7BDC.png" xlink:type="simple" xlink:show="embed" xlink:actuate="onLoad" draw:mime-type="image/png">
              <text:p/>
            </draw:image>
          </draw:frame>
          <draw:frame draw:style-name="gr8" draw:text-style-name="P7" draw:layer="layout" svg:width="2.229cm" svg:height="0.963cm" svg:x="5.718cm" svg:y="9.092cm">
            <draw:text-box>
              <text:p text:style-name="P6"><text:span text:style-name="T1">Zeek</text:span></text:p>
            </draw:text-box>
          </draw:frame>
        </draw:g>
        <draw:g xml:id="id7" draw:id="id7">
          <draw:frame draw:style-name="gr7" draw:text-style-name="P6" draw:layer="layout" svg:width="2.54cm" svg:height="2.54cm" svg:x="14.176cm" svg:y="6.984cm">
            <draw:image xlink:href="Pictures/100000010000014000000140981B9274F2D8FE72.png" xlink:type="simple" xlink:show="embed" xlink:actuate="onLoad" draw:mime-type="image/png">
              <text:p/>
            </draw:image>
          </draw:frame>
          <draw:frame draw:style-name="gr9" draw:text-style-name="P7" draw:layer="layout" svg:width="3.249cm" svg:height="1.005cm" svg:x="13.822cm" svg:y="9.04cm">
            <draw:text-box>
              <text:p text:style-name="P6"><text:span text:style-name="T1">Logstash</text:span></text:p>
            </draw:text-box>
          </draw:frame>
        </draw:g>
        <draw:g xml:id="id6" draw:id="id6">
          <draw:frame draw:style-name="gr7" draw:text-style-name="P6" draw:layer="layout" svg:width="2.54cm" svg:height="2.54cm" svg:x="9.429cm" svg:y="6.98cm">
            <draw:image xlink:href="Pictures/1000000100000140000001402196873249918166.png" xlink:type="simple" xlink:show="embed" xlink:actuate="onLoad" draw:mime-type="image/png">
              <text:p/>
            </draw:image>
          </draw:frame>
          <draw:frame draw:style-name="gr8" draw:text-style-name="P7" draw:layer="layout" svg:width="3.072cm" svg:height="0.963cm" svg:x="9.163cm" svg:y="9.085cm">
            <draw:text-box>
              <text:p text:style-name="P6"><text:span text:style-name="T1">Filebeat</text:span></text:p>
            </draw:text-box>
          </draw:frame>
        </draw:g>
        <draw:g xml:id="id4" draw:id="id4">
          <draw:frame draw:style-name="gr7" draw:text-style-name="P6" draw:layer="layout" svg:width="2.54cm" svg:height="2.54cm" svg:x="18.893cm" svg:y="6.866cm">
            <draw:image xlink:href="Pictures/10000001000001000000010004CD14DD29C82C55.png" xlink:type="simple" xlink:show="embed" xlink:actuate="onLoad" draw:mime-type="image/png">
              <text:p/>
            </draw:image>
          </draw:frame>
          <draw:frame draw:style-name="gr9" draw:text-style-name="P7" draw:layer="layout" svg:width="4.464cm" svg:height="1.005cm" svg:x="17.931cm" svg:y="9.158cm">
            <draw:text-box>
              <text:p text:style-name="P6"><text:span text:style-name="T1">OpenSearch</text:span></text:p>
            </draw:text-box>
          </draw:frame>
        </draw:g>
        <draw:frame draw:style-name="gr10" draw:text-style-name="P7" draw:layer="layout" svg:width="4.977cm" svg:height="1.563cm" svg:x="4.244cm" svg:y="14.978cm">
          <draw:text-box>
            <text:p text:style-name="P6"><text:span text:style-name="T1">Arkime</text:span></text:p>
            <text:p text:style-name="P6"><text:span text:style-name="T2">capture</text:span></text:p>
          </draw:text-box>
        </draw:frame>
        <draw:g xml:id="id3" draw:id="id3">
          <draw:frame draw:style-name="gr11" draw:text-style-name="P6" draw:layer="layout" svg:width="1.587cm" svg:height="2.54cm" svg:x="5.568cm" svg:y="12.873cm">
            <draw:image xlink:href="Pictures/100000010000012E0000012ED7E2186796B3EE36.png" xlink:type="simple" xlink:show="embed" xlink:actuate="onLoad" draw:mime-type="image/png">
              <text:p/>
            </draw:image>
          </draw:frame>
          <draw:g>
            <draw:glue-point draw:id="4" svg:x="2.589cm" svg:y="-3.461cm"/>
            <draw:glue-point draw:id="5" svg:x="2.589cm" svg:y="-2.076cm"/>
            <draw:glue-point draw:id="6" svg:x="2.589cm" svg:y="-0.384cm"/>
            <draw:glue-point draw:id="7" svg:x="2.589cm" svg:y="5cm"/>
            <draw:glue-point draw:id="8" svg:x="-2.23cm" svg:y="2.692cm"/>
            <draw:glue-point draw:id="9" svg:x="-4.64cm" svg:y="-1.923cm"/>
            <draw:glue-point draw:id="10" svg:x="-2.23cm" svg:y="-3.461cm"/>
            <draw:path draw:style-name="gr12" draw:text-style-name="P8" draw:layer="layout" svg:width="0.634cm" svg:height="0.211cm" svg:x="6.949cm" svg:y="14.877cm" svg:viewBox="0 0 635 212" svg:d="M0 210c83 0 635 17 635-53 0-69-219-157-302-157 0 52-333 140-333 210z">
              <text:p/>
            </draw:path>
            <draw:g>
              <draw:polygon draw:style-name="gr13" draw:text-style-name="P9" draw:layer="layout" svg:width="0.301cm" svg:height="0.506cm" svg:x="6.944cm" svg:y="14.588cm" svg:viewBox="0 0 302 507" draw:points="302,333 302,0 0,157 0,507">
                <text:p/>
              </draw:polygon>
              <draw:polygon draw:style-name="gr14" draw:text-style-name="P10" draw:layer="layout" svg:width="0.211cm" svg:height="0.121cm" svg:x="7.065cm" svg:y="14.816cm" svg:viewBox="0 0 212 122" draw:points="151,122 212,88 61,0 0,35">
                <text:p/>
              </draw:polygon>
              <draw:polygon draw:style-name="gr15" draw:text-style-name="P9" draw:layer="layout" svg:width="0.06cm" svg:height="0.471cm" svg:x="7.277cm" svg:y="14.571cm" svg:viewBox="0 0 61 472" draw:points="61,437 61,0 0,35 0,472">
                <text:p/>
              </draw:polygon>
              <draw:polygon draw:style-name="gr16" draw:text-style-name="P11" draw:layer="layout" svg:width="0.211cm" svg:height="0.471cm" svg:x="7.065cm" svg:y="14.571cm" svg:viewBox="0 0 212 472" draw:points="212,472 212,35 151,0 151,367 0,280 0,350">
                <text:p/>
              </draw:polygon>
              <draw:polygon draw:style-name="gr17" draw:text-style-name="P9" draw:layer="layout" svg:width="0.301cm" svg:height="0.524cm" svg:x="7.55cm" svg:y="14.309cm" svg:viewBox="0 0 302 525" draw:points="302,350 302,0 0,175 0,525">
                <text:p/>
              </draw:polygon>
              <draw:polygon draw:style-name="gr18" draw:text-style-name="P11" draw:layer="layout" svg:width="0.604cm" svg:height="0.699cm" svg:x="6.944cm" svg:y="14.134cm" svg:viewBox="0 0 605 700" draw:points="605,700 605,350 0,0 0,350">
                <text:p/>
              </draw:polygon>
              <draw:line draw:style-name="gr19" draw:text-style-name="P12" draw:layer="layout" svg:x1="7.679cm" svg:y1="14.746cm" svg:x2="7.618cm" svg:y2="14.711cm">
                <text:p/>
              </draw:line>
              <draw:path draw:style-name="gr20" draw:text-style-name="P11" draw:layer="layout" svg:width="0.241cm" svg:height="0.306cm" svg:x="7.588cm" svg:y="14.418cm" svg:viewBox="0 0 242 307" svg:d="M121 14c-60 35-121 140-121 209 0 70 61 106 121 70 61-34 121-139 121-209s-60-105-121-70z">
                <text:p/>
              </draw:path>
              <draw:path draw:style-name="gr21" draw:text-style-name="P13" draw:layer="layout" svg:width="0.226cm" svg:height="0.306cm" svg:x="7.67cm" svg:y="14.456cm" svg:viewBox="0 0 227 307" svg:d="M121 14c-60 34-121 139-121 209s61 105 121 70c61-35 106-138 106-208s-45-107-106-71z">
                <text:p/>
              </draw:path>
              <draw:line draw:style-name="gr22" draw:text-style-name="P12" draw:layer="layout" svg:x1="7.86cm" svg:y1="14.466cm" svg:x2="7.769cm" svg:y2="14.414cm">
                <text:p/>
              </draw:line>
              <draw:polygon draw:style-name="gr23" draw:text-style-name="P10" draw:layer="layout" svg:width="0.907cm" svg:height="0.524cm" svg:x="6.944cm" svg:y="13.959cm" svg:viewBox="0 0 908 525" draw:points="605,525 908,350 302,0 0,175">
                <text:p/>
              </draw:polygon>
              <draw:path draw:style-name="gr24" draw:text-style-name="P3" draw:layer="layout" svg:width="0.951cm" svg:height="1.136cm" svg:x="6.944cm" svg:y="13.959cm" svg:viewBox="0 0 952 1137" svg:d="M908 350l-606-350-302 175v350l242 140-242 122v350l212-123 121 70 60-34v-298l212 122c0 0 101-58 151-87 122 70 273-227 152-280z">
                <text:p/>
              </draw:path>
            </draw:g>
          </draw:g>
        </draw:g>
        <draw:g xml:id="id9" draw:id="id9">
          <draw:frame draw:style-name="gr25" draw:text-style-name="P7" draw:layer="layout" svg:width="4.763cm" svg:height="1.673cm" svg:x="21.672cm" svg:y="13.623cm">
            <draw:text-box>
              <text:p text:style-name="P6"><text:span text:style-name="T1">Arkime</text:span></text:p>
              <text:p text:style-name="P6"><text:span text:style-name="T1">Viewer</text:span></text:p>
            </draw:text-box>
          </draw:frame>
          <draw:g>
            <draw:frame draw:style-name="gr11" draw:text-style-name="P6" draw:layer="layout" svg:width="1.587cm" svg:height="2.54cm" svg:x="22.942cm" svg:y="11.518cm">
              <draw:image xlink:href="Pictures/100000010000012E0000012ED7E2186796B3EE36.png" xlink:type="simple" xlink:show="embed" xlink:actuate="onLoad" draw:mime-type="image/png">
                <text:p/>
              </draw:image>
            </draw:frame>
            <draw:g>
              <draw:glue-point draw:id="4" svg:x="-0.908cm" svg:y="-3.053cm"/>
              <draw:glue-point draw:id="5" svg:x="-0.908cm" svg:y="2.787cm"/>
              <draw:glue-point draw:id="6" svg:x="3.674cm" svg:y="2.61cm"/>
              <draw:glue-point draw:id="7" svg:x="-4.999cm" svg:y="-2.699cm"/>
              <draw:glue-point draw:id="8" svg:x="-4.508cm" svg:y="-5cm"/>
              <draw:glue-point draw:id="9" svg:x="-1.249cm" svg:y="2.576cm"/>
              <draw:glue-point draw:id="10" svg:x="3.75cm" svg:y="2.051cm"/>
              <draw:glue-point draw:id="11" svg:x="-0.554cm" svg:y="-2.824cm"/>
              <draw:path draw:style-name="gr26" draw:text-style-name="P8" draw:layer="layout" svg:width="0.192cm" svg:height="0.118cm" svg:x="24.971cm" svg:y="13.791cm" svg:viewBox="0 0 193 119" svg:d="M3 119c47 0 171-20 188-69 17-50-90-50-137-50 0 30-69 20-51 119z">
                <text:p/>
              </draw:path>
              <draw:g>
                <draw:polygon draw:style-name="gr27" draw:text-style-name="P11" draw:layer="layout" svg:width="0.858cm" svg:height="1.091cm" svg:x="24.115cm" svg:y="12.818cm" svg:viewBox="0 0 859 1092" draw:points="0,596 0,0 859,496 859,1092">
                  <text:p/>
                </draw:polygon>
                <draw:polygon draw:style-name="gr28" draw:text-style-name="P14" draw:layer="layout" svg:width="0.789cm" svg:height="0.932cm" svg:x="24.149cm" svg:y="12.877cm" svg:viewBox="0 0 790 933" draw:points="0,477 0,0 790,467 790,933">
                  <text:p/>
                </draw:polygon>
                <draw:polygon draw:style-name="gr29" draw:text-style-name="P10" draw:layer="layout" svg:width="0.909cm" svg:height="0.525cm" svg:x="24.115cm" svg:y="12.788cm" svg:viewBox="0 0 910 526" draw:points="859,526 0,30 52,0 910,496">
                  <text:p/>
                </draw:polygon>
                <draw:polygon draw:style-name="gr30" draw:text-style-name="P9" draw:layer="layout" svg:width="0.051cm" svg:height="0.625cm" svg:x="24.973cm" svg:y="13.284cm" svg:viewBox="0 0 52 626" draw:points="0,626 0,30 52,0 52,596">
                  <text:p/>
                </draw:polygon>
                <draw:polygon draw:style-name="gr31" draw:text-style-name="P3" draw:layer="layout" svg:width="0.909cm" svg:height="1.121cm" svg:x="24.115cm" svg:y="12.788cm" svg:viewBox="0 0 910 1122" draw:points="52,0 910,496 910,1092 859,1122 0,626 0,30">
                  <text:p/>
                </draw:polygon>
                <draw:polygon draw:style-name="gr32" draw:text-style-name="P15" draw:layer="layout" svg:width="0.033cm" svg:height="0.039cm" svg:x="24.527cm" svg:y="13.602cm" svg:viewBox="0 0 34 40" draw:points="0,20 0,0 34,20 34,40">
                  <text:p/>
                </draw:polygon>
              </draw:g>
            </draw:g>
          </draw:g>
        </draw:g>
        <draw:g xml:id="id8" draw:id="id8">
          <draw:frame draw:style-name="gr7" draw:text-style-name="P6" draw:layer="layout" svg:width="2.54cm" svg:height="2.235cm" svg:x="22.783cm" svg:y="3.222cm">
            <draw:image xlink:href="Pictures/10000001000001ED000001B6A7A36CF8068A1AAF.png" xlink:type="simple" xlink:show="embed" xlink:actuate="onLoad" draw:mime-type="image/png">
              <text:p/>
            </draw:image>
          </draw:frame>
          <draw:frame draw:style-name="gr8" draw:text-style-name="P16" draw:layer="layout" svg:width="4.058cm" svg:height="1.673cm" svg:x="22.024cm" svg:y="5.159cm">
            <draw:text-box>
              <text:p text:style-name="P6"><text:span text:style-name="T1">OpenSearch</text:span></text:p>
              <text:p text:style-name="P6"><text:span text:style-name="T1">Dashboards</text:span></text:p>
            </draw:text-box>
          </draw:frame>
        </draw:g>
        <draw:g xml:id="id5" draw:id="id5">
          <draw:frame draw:name="Picture 8" draw:style-name="gr33" draw:text-style-name="P17" draw:layer="layout" svg:width="2.513cm" svg:height="0.846cm" svg:x="5.576cm" svg:y="2.385cm">
            <draw:image xlink:href="Pictures/100000010000011D000000603EF1817091806E8C.png" xlink:type="simple" xlink:show="embed" xlink:actuate="onLoad" draw:mime-type="image/png">
              <text:p/>
            </draw:image>
            <svg:desc>68747470733a2f2f7669727573746f74616c2e6769746875622e696f2f796172612f696d616765732f6c6f676f2e706e67 (285×96)</svg:desc>
          </draw:frame>
          <draw:frame draw:name="Picture 12" draw:style-name="gr34" draw:text-style-name="P17" draw:layer="layout" svg:width="2.508cm" svg:height="1.032cm" svg:x="5.578cm" svg:y="3.225cm">
            <draw:image xlink:href="Pictures/1000000100000180000000C06071098A9ABE522E.png" xlink:type="simple" xlink:show="embed" xlink:actuate="onLoad" draw:mime-type="image/png">
              <text:p/>
            </draw:image>
          </draw:frame>
          <draw:frame draw:name="Picture 14" draw:style-name="gr33" draw:text-style-name="P17" draw:layer="layout" svg:width="2.575cm" svg:height="0.497cm" svg:x="5.545cm" svg:y="4.239cm">
            <draw:image xlink:href="Pictures/1000000100000A00000001EF14234F1552CD73DB.png" xlink:type="simple" xlink:show="embed" xlink:actuate="onLoad" draw:mime-type="image/png">
              <text:p/>
            </draw:image>
          </draw:frame>
          <draw:frame draw:style-name="gr35" draw:text-style-name="P6" draw:layer="layout" svg:width="2.847cm" svg:height="0.744cm" svg:x="5.409cm" svg:y="1.635cm">
            <draw:image xlink:href="Pictures/1000000100000500000004551B8C160D32F22661.png" xlink:type="simple" xlink:show="embed" xlink:actuate="onLoad" draw:mime-type="image/png">
              <text:p/>
            </draw:image>
          </draw:frame>
          <draw:frame draw:style-name="gr36" draw:text-style-name="P16" draw:layer="layout" svg:width="5.715cm" svg:height="1.436cm" svg:x="3.975cm" svg:y="4.753cm">
            <draw:text-box>
              <text:p text:style-name="P6"><text:span text:style-name="T1">Carved File Scan</text:span></text:p>
              <text:p text:style-name="P6"><text:span text:style-name="T3">hash- or signature-based</text:span></text:p>
            </draw:text-box>
          </draw:frame>
        </draw:g>
        <draw:g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olygon draw:style-name="gr37" draw:text-style-name="P9" draw:layer="layout" svg:width="0.181cm" svg:height="0.211cm" svg:x="26.974cm" svg:y="9.38cm" svg:viewBox="0 0 182 212" draw:points="182,127 146,0 0,84 36,212">
                <text:p/>
              </draw:polygon>
              <draw:polygon draw:style-name="gr38" draw:text-style-name="P10" draw:layer="layout" svg:width="0.4cm" svg:height="0.232cm" svg:x="26.719cm" svg:y="9.231cm" svg:viewBox="0 0 401 233" draw:points="401,148 328,84 219,21 146,0 0,84 73,106 182,169 255,233">
                <text:p/>
              </draw:polygon>
              <draw:path draw:style-name="gr39" draw:text-style-name="P11" draw:layer="layout" svg:width="0.327cm" svg:height="0.274cm" svg:x="26.682cm" svg:y="9.316cm" svg:viewBox="0 0 328 275" svg:d="M0 85c0-127 73-85 146-43 73 43 146 43 182 233 0 0-146-84-328-190z">
                <text:p/>
              </draw:path>
              <draw:path draw:style-name="gr40" draw:text-style-name="P3" draw:layer="layout" svg:width="0.473cm" svg:height="0.359cm" svg:x="26.682cm" svg:y="9.231cm" svg:viewBox="0 0 474 360" svg:d="M182 0c73 21 73 21 146 64 36 20 109 42 146 211-73 42-73 42-146 85-42-20-255-148-328-191 0-105 73-105 182-169z">
                <text:p/>
              </draw:path>
            </draw:g>
            <draw:g>
              <draw:path draw:style-name="gr41" draw:text-style-name="P8" draw:layer="layout" svg:width="0.42cm" svg:height="0.261cm" svg:x="25.533cm" svg:y="9.523cm" svg:viewBox="0 0 421 262" svg:d="M0 262c100 0 352-116 402-145 50-30-1-117-100-117 0 64-302 262-302 262z">
                <text:p/>
              </draw:path>
              <draw:g>
                <draw:polygon draw:style-name="gr42" draw:text-style-name="P9" draw:layer="layout" svg:width="0.363cm" svg:height="0.295cm" svg:x="25.471cm" svg:y="9.518cm" svg:viewBox="0 0 364 296" draw:points="364,84 364,0 0,212 0,296">
                  <text:p/>
                </draw:polygon>
                <draw:polygon draw:style-name="gr43" draw:text-style-name="P9" draw:layer="layout" svg:width="0.363cm" svg:height="0.359cm" svg:x="25.179cm" svg:y="9.2cm" svg:viewBox="0 0 364 360" draw:points="364,148 364,0 0,212 0,360">
                  <text:p/>
                </draw:polygon>
                <draw:polygon draw:style-name="gr44" draw:text-style-name="P10" draw:layer="layout" svg:width="0.655cm" svg:height="0.38cm" svg:x="25.179cm" svg:y="9.348cm" svg:viewBox="0 0 656 381" draw:points="656,169 364,0 0,212 292,381">
                  <text:p/>
                </draw:polygon>
                <draw:polygon draw:style-name="gr45" draw:text-style-name="P11" draw:layer="layout" svg:width="0.363cm" svg:height="0.359cm" svg:x="25.106cm" svg:y="9.454cm" svg:viewBox="0 0 364 360" draw:points="364,360 364,275 73,106 73,0 0,42 0,148">
                  <text:p/>
                </draw:polygon>
                <draw:polygon draw:style-name="gr46" draw:text-style-name="P9" draw:layer="layout" svg:width="1.165cm" svg:height="1.607cm" svg:x="25.07cm" svg:y="7.909cm" svg:viewBox="0 0 1166 1608" draw:points="1166,931 1166,0 0,677 0,1608">
                  <text:p/>
                </draw:polygon>
                <draw:polygon draw:style-name="gr47" draw:text-style-name="P14" draw:layer="layout" svg:width="1.092cm" svg:height="1.48cm" svg:x="25.106cm" svg:y="7.973cm" svg:viewBox="0 0 1093 1481" draw:points="1093,846 1093,0 0,635 0,1481">
                  <text:p/>
                </draw:polygon>
                <draw:polygon draw:style-name="gr48" draw:text-style-name="P10" draw:layer="layout" svg:width="1.238cm" svg:height="0.718cm" svg:x="24.997cm" svg:y="7.867cm" svg:viewBox="0 0 1239 719" draw:points="73,719 1239,42 1166,0 0,677">
                  <text:p/>
                </draw:polygon>
                <draw:polygon draw:style-name="gr49" draw:text-style-name="P11" draw:layer="layout" svg:width="0.072cm" svg:height="0.972cm" svg:x="24.997cm" svg:y="8.544cm" svg:viewBox="0 0 73 973" draw:points="73,973 73,42 0,0 0,931">
                  <text:p/>
                </draw:polygon>
                <draw:polygon draw:style-name="gr50" draw:text-style-name="P3" draw:layer="layout" svg:width="1.238cm" svg:height="1.946cm" svg:x="24.997cm" svg:y="7.867cm" svg:viewBox="0 0 1239 1947" draw:points="1166,0 0,677 0,1608 73,1651 109,1630 109,1735 473,1947 838,1735 838,1651 546,1481 546,1376 1239,973 1239,42">
                  <text:p/>
                </draw:polygon>
              </draw:g>
            </draw:g>
            <draw:g>
              <draw:path draw:style-name="gr51" draw:text-style-name="P8" draw:layer="layout" svg:width="0.309cm" svg:height="0.203cm" svg:x="26.542cm" svg:y="9.679cm" svg:viewBox="0 0 310 204" svg:d="M0 204c0 0 201-58 251-87 54-32 100-117 0-117 0 64-251 204-251 204z">
                <text:p/>
              </draw:path>
              <draw:g>
                <draw:polygon draw:style-name="gr52" draw:text-style-name="P10" draw:layer="layout" svg:width="1.566cm" svg:height="0.909cm" svg:x="25.226cm" svg:y="9.412cm" svg:viewBox="0 0 1567 910" draw:points="401,910 1567,233 1166,0 0,677">
                  <text:p/>
                </draw:polygon>
                <draw:polygon draw:style-name="gr53" draw:text-style-name="P11" draw:layer="layout" svg:width="0.4cm" svg:height="0.317cm" svg:x="25.226cm" svg:y="10.09cm" svg:viewBox="0 0 401 318" draw:points="401,318 401,233 0,0 0,84">
                  <text:p/>
                </draw:polygon>
                <draw:polygon draw:style-name="gr54" draw:text-style-name="P9" draw:layer="layout" svg:width="1.165cm" svg:height="0.761cm" svg:x="25.627cm" svg:y="9.645cm" svg:viewBox="0 0 1166 762" draw:points="1166,84 1166,0 0,677 0,762">
                  <text:p/>
                </draw:polygon>
                <draw:polygon draw:style-name="gr55" draw:text-style-name="P3" draw:layer="layout" svg:width="1.566cm" svg:height="0.994cm" svg:x="25.226cm" svg:y="9.412cm" svg:viewBox="0 0 1567 995" draw:points="1166,0 0,677 0,762 401,995 1567,318 1567,233">
                  <text:p/>
                </draw:polygon>
                <draw:g>
                  <draw:polygon draw:style-name="gr56" draw:text-style-name="P18" draw:layer="layout" svg:width="0.509cm" svg:height="0.295cm" svg:x="26.19cm" svg:y="9.47cm" svg:viewBox="0 0 510 296" draw:points="510,169 219,0 0,127 292,296">
                    <text:p/>
                  </draw:polygon>
                  <draw:line draw:style-name="gr57" draw:text-style-name="P19" draw:layer="layout" svg:x1="26.628cm" svg:y1="9.681cm" svg:x2="26.336cm" svg:y2="9.512cm">
                    <text:p/>
                  </draw:line>
                  <draw:line draw:style-name="gr58" draw:text-style-name="P19" draw:layer="layout" svg:x1="26.555cm" svg:y1="9.723cm" svg:x2="26.263cm" svg:y2="9.554cm">
                    <text:p/>
                  </draw:line>
                  <draw:line draw:style-name="gr59" draw:text-style-name="P19" draw:layer="layout" svg:x1="26.482cm" svg:y1="9.512cm" svg:x2="26.263cm" svg:y2="9.639cm">
                    <text:p/>
                  </draw:line>
                  <draw:line draw:style-name="gr60" draw:text-style-name="P19" draw:layer="layout" svg:x1="26.555cm" svg:y1="9.554cm" svg:x2="26.336cm" svg:y2="9.681cm">
                    <text:p/>
                  </draw:line>
                  <draw:line draw:style-name="gr61" draw:text-style-name="P19" draw:layer="layout" svg:x1="26.628cm" svg:y1="9.597cm" svg:x2="26.482cm" svg:y2="9.681cm">
                    <text:p/>
                  </draw:line>
                </draw:g>
                <draw:g>
                  <draw:polygon draw:style-name="gr62" draw:text-style-name="P18" draw:layer="layout" svg:width="1.056cm" svg:height="0.613cm" svg:x="25.337cm" svg:y="9.648cm" svg:viewBox="0 0 1057 614" draw:points="1057,169 765,0 0,444 291,614">
                    <text:p/>
                  </draw:polygon>
                  <draw:line draw:style-name="gr63" draw:text-style-name="P19" draw:layer="layout" svg:x1="26.32cm" svg:y1="9.774cm" svg:x2="25.555cm" svg:y2="10.218cm">
                    <text:p/>
                  </draw:line>
                  <draw:line draw:style-name="gr64" draw:text-style-name="P19" draw:layer="layout" svg:x1="26.247cm" svg:y1="9.732cm" svg:x2="25.482cm" svg:y2="10.176cm">
                    <text:p/>
                  </draw:line>
                  <draw:line draw:style-name="gr65" draw:text-style-name="P19" draw:layer="layout" svg:x1="26.174cm" svg:y1="9.69cm" svg:x2="25.409cm" svg:y2="10.134cm">
                    <text:p/>
                  </draw:line>
                  <draw:line draw:style-name="gr66" draw:text-style-name="P19" draw:layer="layout" svg:x1="25.483cm" svg:y1="10.092cm" svg:x2="25.41cm" svg:y2="10.05cm">
                    <text:p/>
                  </draw:line>
                  <draw:line draw:style-name="gr67" draw:text-style-name="P19" draw:layer="layout" svg:x1="25.555cm" svg:y1="10.05cm" svg:x2="25.482cm" svg:y2="10.008cm">
                    <text:p/>
                  </draw:line>
                  <draw:line draw:style-name="gr68" draw:text-style-name="P19" draw:layer="layout" svg:x1="25.628cm" svg:y1="10.007cm" svg:x2="25.555cm" svg:y2="9.965cm">
                    <text:p/>
                  </draw:line>
                  <draw:line draw:style-name="gr69" draw:text-style-name="P19" draw:layer="layout" svg:x1="25.592cm" svg:y1="10.113cm" svg:x2="25.519cm" svg:y2="10.071cm">
                    <text:p/>
                  </draw:line>
                  <draw:line draw:style-name="gr70" draw:text-style-name="P19" draw:layer="layout" svg:x1="25.664cm" svg:y1="10.071cm" svg:x2="25.591cm" svg:y2="10.029cm">
                    <text:p/>
                  </draw:line>
                  <draw:line draw:style-name="gr71" draw:text-style-name="P19" draw:layer="layout" svg:x1="25.737cm" svg:y1="10.028cm" svg:x2="25.664cm" svg:y2="9.986cm">
                    <text:p/>
                  </draw:line>
                  <draw:line draw:style-name="gr72" draw:text-style-name="P19" draw:layer="layout" svg:x1="25.701cm" svg:y1="9.965cm" svg:x2="25.628cm" svg:y2="9.923cm">
                    <text:p/>
                  </draw:line>
                  <draw:line draw:style-name="gr73" draw:text-style-name="P19" draw:layer="layout" svg:x1="25.81cm" svg:y1="9.986cm" svg:x2="25.737cm" svg:y2="9.944cm">
                    <text:p/>
                  </draw:line>
                  <draw:line draw:style-name="gr74" draw:text-style-name="P19" draw:layer="layout" svg:x1="25.774cm" svg:y1="9.923cm" svg:x2="25.701cm" svg:y2="9.881cm">
                    <text:p/>
                  </draw:line>
                  <draw:line draw:style-name="gr75" draw:text-style-name="P19" draw:layer="layout" svg:x1="25.847cm" svg:y1="9.88cm" svg:x2="25.774cm" svg:y2="9.838cm">
                    <text:p/>
                  </draw:line>
                  <draw:line draw:style-name="gr76" draw:text-style-name="P19" draw:layer="layout" svg:x1="25.919cm" svg:y1="9.838cm" svg:x2="25.846cm" svg:y2="9.796cm">
                    <text:p/>
                  </draw:line>
                  <draw:line draw:style-name="gr77" draw:text-style-name="P19" draw:layer="layout" svg:x1="25.883cm" svg:y1="9.944cm" svg:x2="25.81cm" svg:y2="9.902cm">
                    <text:p/>
                  </draw:line>
                  <draw:line draw:style-name="gr78" draw:text-style-name="P19" draw:layer="layout" svg:x1="25.956cm" svg:y1="9.901cm" svg:x2="25.883cm" svg:y2="9.859cm">
                    <text:p/>
                  </draw:line>
                  <draw:line draw:style-name="gr79" draw:text-style-name="P19" draw:layer="layout" svg:x1="26.029cm" svg:y1="9.859cm" svg:x2="25.956cm" svg:y2="9.817cm">
                    <text:p/>
                  </draw:line>
                  <draw:line draw:style-name="gr80" draw:text-style-name="P19" draw:layer="layout" svg:x1="25.992cm" svg:y1="9.796cm" svg:x2="25.919cm" svg:y2="9.754cm">
                    <text:p/>
                  </draw:line>
                  <draw:line draw:style-name="gr81" draw:text-style-name="P19" draw:layer="layout" svg:x1="26.102cm" svg:y1="9.816cm" svg:x2="26.029cm" svg:y2="9.774cm">
                    <text:p/>
                  </draw:line>
                  <draw:line draw:style-name="gr82" draw:text-style-name="P19" draw:layer="layout" svg:x1="26.065cm" svg:y1="9.753cm" svg:x2="25.992cm" svg:y2="9.711cm">
                    <text:p/>
                  </draw:line>
                  <draw:line draw:style-name="gr83" draw:text-style-name="P19" draw:layer="layout" svg:x1="26.138cm" svg:y1="9.711cm" svg:x2="26.065cm" svg:y2="9.669cm">
                    <text:p/>
                  </draw:line>
                  <draw:line draw:style-name="gr84" draw:text-style-name="P19" draw:layer="layout" svg:x1="26.175cm" svg:y1="9.774cm" svg:x2="26.102cm" svg:y2="9.732cm">
                    <text:p/>
                  </draw:line>
                  <draw:line draw:style-name="gr85" draw:text-style-name="P19" draw:layer="layout" svg:x1="25.701cm" svg:y1="10.134cm" svg:x2="25.628cm" svg:y2="10.092cm">
                    <text:p/>
                  </draw:line>
                  <draw:line draw:style-name="gr86" draw:text-style-name="P19" draw:layer="layout" svg:x1="25.774cm" svg:y1="10.092cm" svg:x2="25.701cm" svg:y2="10.05cm">
                    <text:p/>
                  </draw:line>
                  <draw:line draw:style-name="gr87" draw:text-style-name="P19" draw:layer="layout" svg:x1="25.847cm" svg:y1="10.05cm" svg:x2="25.774cm" svg:y2="10.008cm">
                    <text:p/>
                  </draw:line>
                  <draw:line draw:style-name="gr88" draw:text-style-name="P19" draw:layer="layout" svg:x1="25.883cm" svg:y1="10.113cm" svg:x2="25.81cm" svg:y2="10.071cm">
                    <text:p/>
                  </draw:line>
                  <draw:line draw:style-name="gr89" draw:text-style-name="P19" draw:layer="layout" svg:x1="25.956cm" svg:y1="10.071cm" svg:x2="25.883cm" svg:y2="10.029cm">
                    <text:p/>
                  </draw:line>
                  <draw:line draw:style-name="gr90" draw:text-style-name="P19" draw:layer="layout" svg:x1="25.919cm" svg:y1="10.007cm" svg:x2="25.846cm" svg:y2="9.965cm">
                    <text:p/>
                  </draw:line>
                  <draw:line draw:style-name="gr91" draw:text-style-name="P19" draw:layer="layout" svg:x1="25.992cm" svg:y1="9.965cm" svg:x2="25.919cm" svg:y2="9.923cm">
                    <text:p/>
                  </draw:line>
                  <draw:line draw:style-name="gr92" draw:text-style-name="P19" draw:layer="layout" svg:x1="26.065cm" svg:y1="9.923cm" svg:x2="25.992cm" svg:y2="9.881cm">
                    <text:p/>
                  </draw:line>
                  <draw:line draw:style-name="gr93" draw:text-style-name="P19" draw:layer="layout" svg:x1="26.138cm" svg:y1="9.88cm" svg:x2="26.065cm" svg:y2="9.838cm">
                    <text:p/>
                  </draw:line>
                  <draw:line draw:style-name="gr94" draw:text-style-name="P19" draw:layer="layout" svg:x1="26.247cm" svg:y1="9.901cm" svg:x2="26.174cm" svg:y2="9.859cm">
                    <text:p/>
                  </draw:line>
                  <draw:line draw:style-name="gr95" draw:text-style-name="P19" draw:layer="layout" svg:x1="26.211cm" svg:y1="9.838cm" svg:x2="26.138cm" svg:y2="9.796cm">
                    <text:p/>
                  </draw:line>
                  <draw:line draw:style-name="gr96" draw:text-style-name="P19" draw:layer="layout" svg:x1="26.32cm" svg:y1="9.859cm" svg:x2="26.247cm" svg:y2="9.817cm">
                    <text:p/>
                  </draw:line>
                  <draw:line draw:style-name="gr97" draw:text-style-name="P19" draw:layer="layout" svg:x1="25.737cm" svg:y1="10.198cm" svg:x2="25.664cm" svg:y2="10.156cm">
                    <text:p/>
                  </draw:line>
                  <draw:line draw:style-name="gr98" draw:text-style-name="P19" draw:layer="layout" svg:x1="25.81cm" svg:y1="10.155cm" svg:x2="25.737cm" svg:y2="10.113cm">
                    <text:p/>
                  </draw:line>
                </draw:g>
              </draw:g>
            </draw:g>
          </draw:g>
          <draw:frame draw:style-name="gr8" draw:text-style-name="P20" draw:layer="layout" svg:width="4.058cm" svg:height="0.963cm" svg:x="24.047cm" svg:y="10.079cm">
            <draw:text-box>
              <text:p text:style-name="P6"><text:span text:style-name="T1">Analyst</text:span></text:p>
            </draw:text-box>
          </draw:frame>
        </draw:g>
        <draw:connector draw:style-name="gr99" draw:text-style-name="P16" draw:layer="layout" svg:x1="3.857cm" svg:y1="10.6cm" svg:x2="5.575cm" svg:y2="8.514cm" draw:start-shape="id1" draw:start-glue-point="1" draw:end-shape="id2" draw:end-glue-point="3" svg:d="M3857 10600h869v-2086h849" svg:viewBox="0 0 1719 2087">
          <text:p/>
        </draw:connector>
        <draw:connector draw:style-name="gr100" draw:text-style-name="P16" draw:layer="layout" svg:x1="3.857cm" svg:y1="10.6cm" svg:x2="5.568cm" svg:y2="14.143cm" draw:start-shape="id1" draw:start-glue-point="1" draw:end-shape="id3" draw:end-glue-point="3" svg:d="M3857 10600h866v3543h845" svg:viewBox="0 0 1712 3544">
          <text:p/>
        </draw:connector>
        <draw:connector draw:style-name="gr101" draw:text-style-name="P16" draw:layer="layout" svg:x1="7.897cm" svg:y1="14.143cm" svg:x2="20.163cm" svg:y2="10.163cm" draw:start-shape="id3" draw:start-glue-point="1" draw:end-shape="id4" draw:end-glue-point="2" svg:d="M7897 14143h12266v-3980" svg:viewBox="0 0 12267 3981">
          <text:p/>
        </draw:connector>
        <draw:connector draw:style-name="gr102" draw:text-style-name="P16" draw:layer="layout" svg:x1="6.832cm" svg:y1="6.974cm" svg:x2="6.832cm" svg:y2="6.189cm" draw:start-shape="id2" draw:start-glue-point="0" draw:end-shape="id5" svg:d="M6832 6974v-785" svg:viewBox="0 0 1 786">
          <text:p/>
        </draw:connector>
        <draw:connector draw:style-name="gr103" draw:text-style-name="P16" draw:layer="layout" svg:x1="9.69cm" svg:y1="3.912cm" svg:x2="10.699cm" svg:y2="6.98cm" draw:start-shape="id5" draw:end-shape="id6" svg:d="M9690 3912h1009v3068" svg:viewBox="0 0 1010 3069">
          <text:p/>
        </draw:connector>
        <draw:connector draw:style-name="gr104" draw:text-style-name="P16" draw:layer="layout" svg:x1="8.09cm" svg:y1="8.514cm" svg:x2="9.163cm" svg:y2="8.514cm" draw:start-shape="id2" draw:start-glue-point="1" draw:end-shape="id6" draw:end-glue-point="3" svg:d="M8090 8514h1073" svg:viewBox="0 0 1074 1">
          <text:p/>
        </draw:connector>
        <draw:connector draw:style-name="gr105" draw:text-style-name="P16" draw:layer="layout" svg:x1="12.235cm" svg:y1="8.514cm" svg:x2="13.822cm" svg:y2="8.514cm" draw:start-shape="id6" draw:start-glue-point="1" draw:end-shape="id7" svg:d="M12235 8514h1587" svg:viewBox="0 0 1588 1">
          <text:p/>
        </draw:connector>
        <draw:connector draw:style-name="gr106" draw:text-style-name="P16" draw:layer="layout" svg:x1="17.071cm" svg:y1="8.514cm" svg:x2="18.282cm" svg:y2="8.52cm" draw:start-shape="id7" draw:start-glue-point="1" svg:d="M17071 8514h856v6h355" svg:viewBox="0 0 1212 7">
          <text:p/>
        </draw:connector>
        <draw:connector draw:style-name="gr107" draw:text-style-name="P21" draw:layer="layout" svg:x1="22.395cm" svg:y1="8.514cm" svg:x2="24.053cm" svg:y2="6.832cm" draw:start-shape="id4" draw:start-glue-point="1" draw:end-shape="id8" draw:end-glue-point="2" svg:d="M22395 8514h1658v-1682" svg:viewBox="0 0 1659 1683">
          <text:p/>
        </draw:connector>
        <draw:connector draw:style-name="gr107" draw:text-style-name="P21" draw:layer="layout" svg:x1="22.395cm" svg:y1="8.514cm" svg:x2="24.053cm" svg:y2="11.518cm" draw:start-shape="id4" draw:start-glue-point="1" draw:end-shape="id9" draw:end-glue-point="0" svg:d="M22395 8514h1658v3004" svg:viewBox="0 0 1659 300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Bitstream Vera Sans" svg:font-family="'Bitstream Vera Sans'" style:font-family-generic="system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GentiumAlt" svg:font-family="GentiumAlt" style:font-pitch="variable"/>
    <style:font-face style:name="Lato Medium" svg:font-family="'Lato Mediu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Nerd Font" svg:font-family="'Ubuntu Nerd Font'" style:font-adornments="Medium" style:font-pitch="variable"/>
    <style:font-face style:name="Verdana" svg:font-family="Verdana" style:font-family-generic="swiss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ight_20_Blue_20_Linear_20_L" draw:display-name="Light Blue Linear L" draw:style="linear" draw:start-color="#93d4f0" draw:end-color="#e9f6fc" draw:start-intensity="100%" draw:end-intensity="100%" draw:angle="180deg" draw:border="10%"/>
    <draw:gradient draw:name="Light_20_Blue_20_Square_20_BR" draw:display-name="Light Blue Square BR" draw:style="square" draw:cx="30%" draw:cy="30%" draw:start-color="#93d4f0" draw:end-color="#e9f6fc" draw:start-intensity="100%" draw:end-intensity="100%" draw:angle="0deg" draw:border="0%"/>
    <draw:gradient draw:name="Light_20_Grey_20_Linear_20_L" draw:display-name="Light Grey Linear L" draw:style="linear" draw:start-color="#b3b3b3" draw:end-color="#e5e5e5" draw:start-intensity="100%" draw:end-intensity="100%" draw:angle="180deg" draw:border="10%"/>
    <draw:gradient draw:name="Light_20_Grey_20_Linear_20_T" draw:display-name="Light Grey Linear T" draw:style="linear" draw:start-color="#b3b3b3" draw:end-color="#e5e5e5" draw:start-intensity="100%" draw:end-intensity="100%" draw:angle="0deg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0T08:14:00.227116914</meta:creation-date>
    <dc:date>2022-01-10T09:07:01.536244162</dc:date>
    <meta:editing-duration>PT8M53S</meta:editing-duration>
    <meta:editing-cycles>4</meta:editing-cycles>
    <meta:generator>LibreOffice/7.2.3.2$Linux_X86_64 LibreOffice_project/20$Build-2</meta:generator>
    <meta:document-statistic meta:object-count="142"/>
  </office:meta>
</office:document-meta>
</file>